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Serializer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O.setValue( Colo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SerializerTest.test_rgb_getAutowiredF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orSerializerTest.test_rg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